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A000000CBC2103138FD2D481B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8cm" svg:stroke-color="#008000" draw:marker-start-width="0.292cm" draw:marker-end-width="0.292cm" draw:fill="none" draw:fill-color="#ffffff" draw:textarea-horizontal-align="left" draw:auto-grow-height="true" draw:auto-grow-width="true" fo:min-height="0cm" fo:min-width="0cm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28cm" svg:stroke-color="#008000" draw:marker-start-width="0.292cm" draw:marker-end-width="0.292cm" draw:fill="none" draw:fill-color="#ffffff" draw:textarea-horizontal-align="left" draw:auto-grow-height="true" draw:auto-grow-width="true" fo:min-height="0cm" fo:min-width="0cm" fo:padding-top="-0.001cm" fo:padding-bottom="-0.001cm" fo:padding-left="-0.001cm" fo:padding-right="-0.001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0.351cm" fo:min-width="0.501cm" fo:wrap-option="no-wrap"/>
    </style:style>
    <style:style style:name="gr5" style:family="graphic" style:parent-style-name="standard">
      <style:graphic-properties draw:fill-color="#008000" draw:textarea-horizontal-align="justify" draw:textarea-vertical-align="middle" draw:auto-grow-height="false" fo:min-height="0.351cm" fo:min-width="2.001cm" fo:wrap-option="no-wrap"/>
    </style:style>
    <style:style style:name="P1" style:family="paragraph">
      <style:paragraph-properties fo:text-align="center"/>
    </style:style>
    <style:style style:name="P2" style:family="paragraph">
      <style:text-properties fo:color="#ffffff" fo:background-color="#008000"/>
    </style:style>
    <style:style style:name="P3" style:family="paragraph">
      <loext:graphic-properties draw:fill="none" draw:fill-color="#ffffff"/>
      <style:text-properties fo:color="#ffffff" style:font-name="Hack" fo:font-size="14pt" fo:background-color="#008000" style:font-size-asian="14pt" style:font-size-complex="14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Hack" fo:font-size="14pt" fo:background-color="#ffffff" style:font-size-asian="14pt" style:font-size-complex="14pt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0066cc"/>
      <style:paragraph-properties fo:text-align="center"/>
      <style:text-properties fo:color="#ffffff" style:font-name="Hack" fo:font-size="14pt" style:font-size-asian="14pt" style:font-size-complex="14pt"/>
    </style:style>
    <style:style style:name="P8" style:family="paragraph">
      <loext:graphic-properties draw:fill-color="#008000"/>
      <style:paragraph-properties fo:text-align="center"/>
      <style:text-properties fo:color="#ffffff" style:font-name="Hack" fo:font-size="14pt" style:font-size-asian="14pt" style:font-size-complex="14pt"/>
    </style:style>
    <style:style style:name="T1" style:family="text">
      <style:text-properties fo:color="#ffffff" style:font-name="Hack" fo:font-size="14pt" fo:background-color="#008000" style:font-size-asian="14pt" style:font-size-complex="14pt"/>
    </style:style>
    <style:style style:name="T2" style:family="text">
      <style:text-properties style:font-name="Hack" fo:font-size="14pt" fo:background-color="#ffffff" style:font-size-asian="14pt" style:font-size-complex="14pt"/>
    </style:style>
    <style:style style:name="T3" style:family="text">
      <style:text-properties fo:color="#ffffff" style:font-name="Hack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584cm" svg:height="27.699cm" svg:x="0cm" svg:y="0cm">
          <draw:image xlink:href="Pictures/10000000000007A000000CBC2103138FD2D481BA.jpg" xlink:type="simple" xlink:show="embed" xlink:actuate="onLoad">
            <text:p/>
          </draw:image>
        </draw:frame>
        <draw:frame draw:style-name="gr2" draw:text-style-name="P3" draw:layer="layout" svg:width="4.475cm" svg:height="0.609cm" svg:x="10cm" svg:y="4.1cm">
          <draw:text-box>
            <text:p text:style-name="P2"><text:span text:style-name="T1">dsw1.infra.stri</text:span></text:p>
          </draw:text-box>
        </draw:frame>
        <draw:frame draw:style-name="gr3" draw:text-style-name="P5" draw:layer="layout" svg:width="5.927cm" svg:height="0.579cm" svg:x="10.001cm" svg:y="8.901cm">
          <draw:text-box>
            <text:p text:style-name="P4"><text:span text:style-name="T2">asw02-213.infra.stri</text:span></text:p>
          </draw:text-box>
        </draw:frame>
        <draw:frame draw:style-name="gr3" draw:text-style-name="P5" draw:layer="layout" svg:width="5.927cm" svg:height="0.579cm" svg:x="10.001cm" svg:y="9.902cm">
          <draw:text-box>
            <text:p text:style-name="P4"><text:span text:style-name="T2">asw03-213.infra.stri</text:span></text:p>
          </draw:text-box>
        </draw:frame>
        <draw:frame draw:style-name="gr3" draw:text-style-name="P5" draw:layer="layout" svg:width="5.927cm" svg:height="0.579cm" svg:x="10.001cm" svg:y="11.502cm">
          <draw:text-box>
            <text:p text:style-name="P4"><text:span text:style-name="T2">asw04-213.infra.stri</text:span></text:p>
          </draw:text-box>
        </draw:frame>
        <draw:frame draw:style-name="gr3" draw:text-style-name="P5" draw:layer="layout" svg:width="5.927cm" svg:height="0.579cm" svg:x="10.001cm" svg:y="12.502cm">
          <draw:text-box>
            <text:p text:style-name="P4"><text:span text:style-name="T2">asw05-213.infra.stri</text:span></text:p>
          </draw:text-box>
        </draw:frame>
        <draw:frame draw:style-name="gr3" draw:text-style-name="P5" draw:layer="layout" svg:width="5.927cm" svg:height="0.579cm" svg:x="10.001cm" svg:y="14.602cm">
          <draw:text-box>
            <text:p text:style-name="P4"><text:span text:style-name="T2">asw06-213.infra.stri</text:span></text:p>
          </draw:text-box>
        </draw:frame>
        <draw:frame draw:style-name="gr3" draw:text-style-name="P5" draw:layer="layout" svg:width="5.927cm" svg:height="0.579cm" svg:x="10.001cm" svg:y="15.602cm">
          <draw:text-box>
            <text:p text:style-name="P4"><text:span text:style-name="T2">asw07-213.infra.stri</text:span></text:p>
          </draw:text-box>
        </draw:frame>
        <draw:frame draw:style-name="gr3" draw:text-style-name="P5" draw:layer="layout" svg:width="5.927cm" svg:height="0.579cm" svg:x="10.001cm" svg:y="18.002cm">
          <draw:text-box>
            <text:p text:style-name="P4"><text:span text:style-name="T2">asw08-213.infra.stri</text:span></text:p>
          </draw:text-box>
        </draw:frame>
        <draw:frame draw:style-name="gr3" draw:text-style-name="P5" draw:layer="layout" svg:width="5.927cm" svg:height="0.579cm" svg:x="10.001cm" svg:y="19.002cm">
          <draw:text-box>
            <text:p text:style-name="P4"><text:span text:style-name="T2">asw09-213.infra.stri</text:span></text:p>
          </draw:text-box>
        </draw:frame>
        <draw:frame draw:style-name="gr3" draw:text-style-name="P5" draw:layer="layout" svg:width="5.927cm" svg:height="0.579cm" svg:x="10.001cm" svg:y="21.202cm">
          <draw:text-box>
            <text:p text:style-name="P4"><text:span text:style-name="T2">asw10-213.infra.stri</text:span></text:p>
          </draw:text-box>
        </draw:frame>
        <draw:frame draw:style-name="gr3" draw:text-style-name="P5" draw:layer="layout" svg:width="5.927cm" svg:height="0.579cm" svg:x="10.002cm" svg:y="22.203cm">
          <draw:text-box>
            <text:p text:style-name="P4"><text:span text:style-name="T2">asw11-213.infra.stri</text:span></text:p>
          </draw:text-box>
        </draw:frame>
        <draw:frame draw:style-name="gr3" draw:text-style-name="P5" draw:layer="layout" svg:width="5.927cm" svg:height="0.579cm" svg:x="10.002cm" svg:y="23.703cm">
          <draw:text-box>
            <text:p text:style-name="P4"><text:span text:style-name="T2">asw12-213.infra.stri</text:span></text:p>
          </draw:text-box>
        </draw:frame>
        <draw:frame draw:style-name="gr3" draw:text-style-name="P5" draw:layer="layout" svg:width="5.927cm" svg:height="0.579cm" svg:x="10.003cm" svg:y="25.204cm">
          <draw:text-box>
            <text:p text:style-name="P4"><text:span text:style-name="T2">asw13-213.infra.stri</text:span></text:p>
          </draw:text-box>
        </draw:frame>
        <draw:custom-shape draw:style-name="gr4" draw:text-style-name="P7" draw:layer="layout" svg:width="1cm" svg:height="0.6cm" svg:x="7cm" svg:y="10cm">
          <text:p text:style-name="P6"><text:span text:style-name="T3">R1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cm" svg:y="10.8cm">
          <text:p text:style-name="P6"><text:span text:style-name="T3">R2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cm" svg:y="12.5cm">
          <text:p text:style-name="P6"><text:span text:style-name="T3">R3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cm" svg:y="13.2cm">
          <text:p text:style-name="P6"><text:span text:style-name="T3">R4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cm" svg:y="16.2cm">
          <text:p text:style-name="P6"><text:span text:style-name="T3">R5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cm" svg:y="17cm">
          <text:p text:style-name="P6"><text:span text:style-name="T3">R4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cm" svg:y="19.5cm">
          <text:p text:style-name="P6"><text:span text:style-name="T3">R6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cm" svg:y="20.3cm">
          <text:p text:style-name="P6"><text:span text:style-name="T3">R7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.8cm" svg:y="22cm">
          <text:p text:style-name="P6"><text:span text:style-name="T3">R8</text:span></text:p>
          <draw:enhanced-geometry svg:viewBox="0 0 21600 21600" draw:glue-points="10800 0 0 10800 10800 21600 21600 10800 ?f40 ?f41" draw:text-areas="0 0 21600 21600" draw:type="rectangular-callout" draw:modifiers="47062.5374625375 32346.0898502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.8cm" svg:y="22.7cm">
          <text:p text:style-name="P6"><text:span text:style-name="T3">R9</text:span></text:p>
          <draw:enhanced-geometry svg:viewBox="0 0 21600 21600" draw:glue-points="10800 0 0 10800 10800 21600 21600 10800 ?f40 ?f41" draw:text-areas="0 0 21600 21600" draw:type="rectangular-callout" draw:modifiers="47062.5374625375 27530.11647254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.8cm" svg:y="23.4cm">
          <text:p text:style-name="P6"><text:span text:style-name="T3">R10</text:span></text:p>
          <draw:enhanced-geometry svg:viewBox="0 0 21600 21600" draw:glue-points="10800 0 0 10800 10800 21600 21600 10800 ?f40 ?f41" draw:text-areas="0 0 21600 21600" draw:type="rectangular-callout" draw:modifiers="44710.4895104895 29255.24126455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7.8cm" svg:y="24.1cm">
          <text:p text:style-name="P6"><text:span text:style-name="T3">R11</text:span></text:p>
          <draw:enhanced-geometry svg:viewBox="0 0 21600 21600" draw:glue-points="10800 0 0 10800 10800 21600 21600 10800 ?f40 ?f41" draw:text-areas="0 0 21600 21600" draw:type="rectangular-callout" draw:modifiers="43912.0879120879 13297.83693843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5cm" svg:y="3.95cm">
          <text:p text:style-name="P6"><text:span text:style-name="T3">R13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5cm" svg:y="4.65cm">
          <text:p text:style-name="P6"><text:span text:style-name="T3">R14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21cm" svg:y="2.298cm">
          <text:p text:style-name="P6"><text:span text:style-name="T3">R12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5.927cm" svg:height="0.579cm" svg:x="1.125cm" svg:y="5.546cm">
          <draw:text-box>
            <text:p text:style-name="P4"><text:span text:style-name="T2">asw14-213.infra.stri</text:span></text:p>
          </draw:text-box>
        </draw:frame>
        <draw:frame draw:style-name="gr3" draw:text-style-name="P5" draw:layer="layout" svg:width="5.927cm" svg:height="0.579cm" svg:x="1.126cm" svg:y="6.647cm">
          <draw:text-box>
            <text:p text:style-name="P4"><text:span text:style-name="T2">asw15-213.infra.stri</text:span></text:p>
          </draw:text-box>
        </draw:frame>
        <draw:custom-shape draw:style-name="gr5" draw:text-style-name="P8" draw:layer="layout" svg:width="2.5cm" svg:height="0.6cm" svg:x="2.75cm" svg:y="16cm">
          <text:p text:style-name="P6"><text:span text:style-name="T3">Cooper</text:span></text:p>
          <draw:enhanced-geometry svg:viewBox="0 0 21600 21600" draw:glue-points="10800 0 0 10800 10800 21600 21600 10800 ?f40 ?f41" draw:text-areas="0 0 21600 21600" draw:type="rectangular-callout" draw:modifiers="16435.3458616553 65662.562396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cm" fo:page-height="2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8T17:11:47.302928617</dc:date>
    <dc:creator>Philippe Latu</dc:creator>
    <meta:editing-duration>PT24M56S</meta:editing-duration>
    <meta:editing-cycles>8</meta:editing-cycles>
    <meta:generator>LibreOffice/5.2.6.2$Linux_X86_64 LibreOffice_project/20m0$Build-2</meta:generator>
    <meta:document-statistic meta:object-count="32"/>
  </office:meta>
</office:document-meta>
</file>